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0">
        <text:h text:style-name="Heading_20_4" text:outline-level="4">Tags:</text:h>
        <text:p text:style-name="Textkörper_20_Einrückung_20_Organon">Tags werden durch Setzen des Hakens unter Organon/Optionen/Tag eingeblendet. Ein leerer Bereich zwischen dem Symbol und dem Ordner/Datei-Namen wird angezeigt. Durch Doppelklick können Tags gesetzt werden.</text:p>
        <text:p text:style-name="Textkörper_20_Einrückung_20_Organon">Tag2 (eigenes Symbol) und Tag3 (wissenschaftliche Zählung) sind noch nicht implementiert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3" meta:word-count="38" meta:character-count="299"/>
    <dc:date>2014-06-24T09:28:24.29</dc:date>
    <meta:editing-duration>P0D</meta:editing-duration>
    <meta:editing-cycles>1</meta:editing-cycles>
    <meta:generator>OpenOffice/4.1.0$Win32 OpenOffice.org_project/410m18$Build-9764</meta:generator>
  </office:meta>
</office:document-meta>
</file>